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1" calcext:value-type="date">
            <text:p>21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.00.0000</text:date>, <text:time style:data-style-name="N2" text:time-value="20:25:53.7123341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5T22:39:48.046675829</dc:date>
    <meta:editing-duration>P97DT21H54M51S</meta:editing-duration>
    <meta:editing-cycles>557</meta:editing-cycles>
    <meta:document-statistic meta:table-count="5" meta:cell-count="585" meta:object-count="0"/>
  </office:meta>
</office:document-meta>
</file>